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Arial" svg:font-family="Arial"/>
    <style:font-face style:name="F" svg:font-family="" style:font-family-generic="roman"/>
    <style:font-face style:name="Lucida Sans" svg:font-family="'Lucida Sans'" style:font-family-generic="swiss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ource Sans Pro1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95cm"/>
      <style:paragraph-properties style:writing-mode="lr-tb"/>
    </style:style>
    <style:style style:name="gr3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4.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05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style:paragraph-properties fo:margin-left="1.247cm" fo:margin-right="0cm" fo:margin-top="0cm" fo:margin-bottom="0cm" fo:line-height="138%" fo:text-indent="-0.499cm">
        <style:tab-stops>
          <style:tab-stop style:position="1.247cm"/>
        </style:tab-stops>
      </style:paragraph-properties>
    </style:style>
    <style:style style:name="P8" style:family="paragraph">
      <style:paragraph-properties fo:margin-top="0cm" fo:margin-bottom="0cm" fo:line-height="138%"/>
      <style:text-properties fo:color="#000000" loext:opacity="100%" style:font-name="Arial" style:font-name-complex="Arial" style:font-size-complex="11pt"/>
    </style:style>
    <style:style style:name="P9" style:family="paragraph">
      <style:paragraph-properties fo:margin-top="0cm" fo:margin-bottom="0cm" fo:line-height="138%"/>
      <style:text-properties fo:color="#000000" loext:opacity="100%" style:font-name="Arial" fo:font-size="12pt" style:font-name-complex="Arial" style:font-size-complex="11pt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138%"/>
    </style:style>
    <style:style style:name="P12" style:family="paragraph">
      <style:paragraph-properties fo:margin-top="0cm" fo:margin-bottom="0cm" fo:line-height="138%"/>
      <style:text-properties fo:color="#000000" loext:opacity="100%" style:font-name="Arial" fo:font-size="22pt" style:font-size-asian="22pt" style:font-name-complex="Arial" style:font-size-complex="22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>
        <style:tab-stops>
          <style:tab-stop style:position="2.494cm"/>
        </style:tab-stops>
      </style:paragraph-properties>
      <style:text-properties fo:hyphenate="false" loext:hyphenation-no-caps="false"/>
    </style:style>
    <style:style style:name="P15" style:family="paragraph">
      <style:text-properties fo:hyphenate="false" loext:hyphenation-no-caps="false"/>
    </style:style>
    <style:style style:name="P16" style:family="paragraph">
      <loext:graphic-properties draw:fill="none" draw:fill-color="#ffffff"/>
      <style:paragraph-properties>
        <style:tab-stops>
          <style:tab-stop style:position="2.494cm"/>
        </style:tab-stops>
      </style:paragraph-properties>
      <style:text-properties fo:hyphenate="false" loext:hyphenation-no-caps="false"/>
    </style:style>
    <style:style style:name="P17" style:family="paragraph">
      <loext:graphic-properties draw:fill="none" draw:fill-color="#ffffff"/>
      <style:text-properties fo:hyphenate="false" loext:hyphenation-no-caps="false"/>
    </style:style>
    <style:style style:name="P18" style:family="paragraph">
      <style:paragraph-properties>
        <style:tab-stops>
          <style:tab-stop style:position="2.494cm"/>
        </style:tab-stops>
      </style:paragraph-properties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paragraph-properties>
        <style:tab-stops>
          <style:tab-stop style:position="2.494cm"/>
        </style:tab-stops>
      </style:paragraph-properties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loext:opacity="100%" style:font-name="Arial" style:font-name-complex="Arial" style:font-size-complex="11pt"/>
    </style:style>
    <style:style style:name="T4" style:family="text">
      <style:text-properties fo:color="#000000" loext:opacity="100%" style:font-name="Arial" fo:font-size="24pt" fo:language="en" fo:country="US" style:font-size-asian="24pt" style:font-name-complex="Arial" style:font-size-complex="24pt"/>
    </style:style>
    <style:style style:name="T5" style:family="text">
      <style:text-properties fo:color="#000000" loext:opacity="100%" style:font-name="Arial" fo:font-size="24pt" fo:language="en" fo:country="US" style:font-size-asian="24pt" style:font-name-complex="Arial" style:font-size-complex="11pt"/>
    </style:style>
    <style:style style:name="T6" style:family="text">
      <style:text-properties fo:color="#000000" loext:opacity="100%" style:font-name="Arial" fo:font-size="22pt" style:font-size-asian="22pt" style:font-name-complex="Arial" style:font-size-complex="22pt"/>
    </style:style>
    <style:style style:name="T7" style:family="text">
      <style:text-properties fo:color="#000000" loext:opacity="100%" style:font-name="Arial" fo:language="en" fo:country="US" style:font-name-complex="Arial" style:font-size-complex="11pt"/>
    </style:style>
    <style:style style:name="T8" style:family="text">
      <style:text-properties fo:color="#000000" loext:opacity="100%" style:font-name="Arial" fo:font-size="22pt" fo:language="en" fo:country="US" style:font-size-asian="22pt" style:font-name-complex="Arial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+">
        <style:list-level-properties text:min-label-width="0.6cm"/>
        <style:text-properties fo:font-family="OpenSymbol" style:font-style-name="Regular" style:font-charset="x-symbol" style:use-window-font-color="true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+">
        <style:list-level-properties text:min-label-width="0.6cm"/>
        <style:text-properties fo:font-family="OpenSymbol" style:font-style-name="Regular" style:font-charset="x-symbol" style:use-window-font-color="true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min-label-width="0.6cm"/>
        <style:text-properties fo:font-family="OpenSymbol" style:font-style-name="Regular" style:font-charset="x-symbol" style:use-window-font-color="true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Bevor es richtig los geht</text:p>
          </draw:text-box>
        </draw:frame>
        <draw:frame presentation:style-name="pr2" draw:text-style-name="P4" draw:layer="layout" svg:width="25.199cm" svg:height="9.134cm" svg:x="1.4cm" svg:y="3.685cm" presentation:class="subtitle">
          <draw:text-box>
            <text:list text:style-name="L2">
              <text:list-item>
                <text:p text:style-name="P2"><text:span text:style-name="T1">Bitte installiert euch die zwei Apps Nativescript Playground und Nativescript Preview</text:span></text:p>
              </text:list-item>
              <text:list-item>
                <text:p text:style-name="P2"><text:span text:style-name="T1">IOS</text:span></text:p>
                <text:list>
                  <text:list-item>
                    <text:p text:style-name="P2"><text:span text:style-name="T2"><text:a xlink:href="https://apps.apple.com/us/app/nativescript-playground/id1263543946" xlink:type="simple">https://apps.apple.com/us/app/nativescript-playground/id1263543946</text:a></text:span></text:p>
                  </text:list-item>
                  <text:list-item>
                    <text:p text:style-name="P2"><text:span text:style-name="T2">https://apps.apple.com/us/app/nativescript-preview/id1264484702</text:span></text:p>
                    <text:p text:style-name="P3"><text:span text:style-name="T2"/></text:p>
                  </text:list-item>
                </text:list>
              </text:list-item>
              <text:list-item>
                <text:p text:style-name="P2"><text:span text:style-name="T1">Android</text:span><text:span text:style-name="T1"><text:tab/></text:span></text:p>
                <text:list>
                  <text:list-item>
                    <text:p text:style-name="P2"><text:span text:style-name="T2"><text:a xlink:href="https://play.google.com/store/apps/details?id=org.nativescript.play" xlink:type="simple">https://play.google.com/store/apps/details?id=org.nativescript.play</text:a></text:span></text:p>
                  </text:list-item>
                  <text:list-item>
                    <text:p text:style-name="P2"><text:span text:style-name="T2"><text:a xlink:href="https://play.google.com/store/apps/details?id=org.nativescript.preview" xlink:type="simple">https://play.google.com/store/apps/details?id=org.nativescript.preview</text:a></text:span></text:p>
                    <text:p text:style-name="P2"><text:span text:style-name="T2"/></text:p>
                    <text:p text:style-name="P2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1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Problemstellung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4">
              <text:list-item>
                <text:p><text:span text:style-name="T1">bisherige Berechnung der Dosis eines veterinärmedzinischen Medikaments aufwendig und fehleranfällig</text:span></text:p>
              </text:list-item>
              <text:list-item>
                <text:p><text:span text:style-name="T1">Beipackzettel nehmen → Tierart heraussuchen → Therapieart heraussuchen →Art der Anwendung heraussuchen → mittels gegebener Formel Dosis berechnen</text:span></text:p>
              </text:list-item>
              <text:list-item>
                <text:p><text:span text:style-name="T1">Große Anzahl von Schritten unter teilweise widrigen Bedingungen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7"><text:span text:style-name="T3">Reflektion des Lehrformates 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5">
              <text:list-item>
                <text:p text:style-name="P8"><text:span text:style-name="T3">Reviews mit Kommilitonen noch hilfreicher als vorher gedacht</text:span></text:p>
              </text:list-item>
              <text:list-item>
                <text:p text:style-name="P8"><text:span text:style-name="T4">starker Fokus auf Selbststudium statt einseitiger Vorlesung</text:span></text:p>
              </text:list-item>
              <text:list-item>
                <text:p text:style-name="P9"><text:span text:style-name="T5">ein paar Grundlagen wären aber schön, dos und don’ts bei Nutzeroberflächengestaltu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1"><text:span text:style-name="T3">Einschätzung von Vue</text:span></text:p>
          </draw:text-box>
        </draw:frame>
        <draw:frame presentation:style-name="pr5" draw:text-style-name="P13" draw:layer="layout" svg:width="25.199cm" svg:height="1.315cm" svg:x="1.4cm" svg:y="3.685cm" presentation:class="outline" presentation:user-transformed="true">
          <draw:text-box>
            <text:list text:style-name="L5">
              <text:list-item>
                <text:p text:style-name="P12"><text:span text:style-name="T6">parallel für anderes Modul klassische Android App mit Java entwickelt</text:span></text:p>
              </text:list-item>
            </text:list>
          </draw:text-box>
        </draw:frame>
        <draw:frame draw:style-name="gr2" draw:text-style-name="P16" draw:layer="layout" svg:width="11.4cm" svg:height="5.2cm" svg:x="1.6cm" svg:y="5.6cm">
          <draw:text-box>
            <text:list text:style-name="L6">
              <text:list-item>
                <text:p text:style-name="P14"><text:span text:style-name="T3">sehr viel weniger Installationsaufwand</text:span></text:p>
              </text:list-item>
            </text:list>
            <text:list text:style-name="L7">
              <text:list-item>
                <text:p text:style-name="P15"><text:span text:style-name="T3">handhabung einfacher und intutiver</text:span></text:p>
              </text:list-item>
              <text:list-item>
                <text:p text:style-name="P15"><text:span text:style-name="T3">schnelles Testen mit Playground</text:span></text:p>
              </text:list-item>
            </text:list>
          </draw:text-box>
        </draw:frame>
        <draw:frame draw:style-name="gr3" draw:text-style-name="P17" draw:layer="layout" svg:width="10.6cm" svg:height="5.2cm" svg:x="14.8cm" svg:y="5.6cm">
          <draw:text-box>
            <text:list text:style-name="L8">
              <text:list-item>
                <text:p text:style-name="P15"><text:span text:style-name="T3">Eingeschränkter</text:span></text:p>
              </text:list-item>
              <text:list-item>
                <text:p text:style-name="P15"><text:span text:style-name="T7">bestimmte in der Webentwicklung g</text:span><text:span text:style-name="T3">ängige Erweiterungen funktionieren nicht</text:span></text:p>
              </text:list-item>
            </text:list>
          </draw:text-box>
        </draw:frame>
        <draw:frame draw:style-name="gr4" draw:text-style-name="P19" draw:layer="layout" svg:width="25cm" svg:height="4.455cm" svg:x="1cm" svg:y="10.4cm">
          <draw:text-box>
            <text:list text:style-name="L3">
              <text:list-item>
                <text:p text:style-name="P18"><text:span text:style-name="T6">es macht keinen Sinn für solche kleinen Projekte mit Java oder Kotlin und Android Studio zu arbeiten, Nativescript</text:span><text:span text:style-name="T8">+Vue bietet eine sehr gute Alternativ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Fortführung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4">
              <text:list-item>
                <text:p><text:span text:style-name="T1">Zwischendurch immer Begutachtung des Standes und der Umsetzung</text:span></text:p>
              </text:list-item>
              <text:list-item>
                <text:p><text:span text:style-name="T1">Momentan Aufbereitung der Daten zur Einpflege in die App</text:span></text:p>
              </text:list-item>
              <text:list-item>
                <text:p><text:span text:style-name="T1">Danach Benutzung des Prototyps und erste Erprobungen in günstigen Szenarien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Arial" svg:font-family="Arial"/>
    <style:font-face style:name="F" svg:font-family="" style:font-family-generic="roman"/>
    <style:font-face style:name="Lucida Sans" svg:font-family="'Lucida Sans'" style:font-family-generic="swiss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ource Sans Pro1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5" draw:display-name="Gradient 5" draw:style="radial" draw:cx="50%" draw:cy="100%" draw:start-color="#ff8000" draw:end-color="#ffff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Lucida Sans1" style:font-family-asian="'Lucida Sans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ucida Sans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ucida Sans" style:font-family-asian="'Lucida Sans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ucida Sans1" style:font-family-asian="'Lucida Sans'" style:font-pitch-asian="variable" style:font-size-asian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2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presentation:footer/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presentation:header/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presentation:date-time/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presentation:footer/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1T09:09:19.412156813</meta:creation-date>
    <dc:date>2022-01-24T11:22:39.724000000</dc:date>
    <meta:editing-duration>PT24M47S</meta:editing-duration>
    <meta:editing-cycles>5</meta:editing-cycles>
    <meta:generator>LibreOffice/7.0.1.2$Windows_X86_64 LibreOffice_project/7cbcfc562f6eb6708b5ff7d7397325de9e764452</meta:generator>
    <meta:document-statistic meta:object-count="55"/>
  </office:meta>
</office:document-meta>
</file>